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6cm" fo:min-width="5.8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8.39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3.81cm" svg:x="1.905cm" svg:y="5.715cm">
          <text:p text:style-name="P1">Particles</text:p>
          <text:p text:style-name="P1">64-bits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9.525cm" svg:y="5.715cm">
          <text:p text:style-name="P1">Simple entiti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17.78cm" svg:y="5.715cm">
          <text:p text:style-name="P1">Complex entiti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08cm" svg:y1="5.715cm" svg:x2="5.08cm" svg:y2="3.175cm">
          <text:p/>
        </draw:line>
        <draw:line draw:style-name="gr3" draw:text-style-name="P2" draw:layer="layout" svg:x1="5.08cm" svg:y1="3.175cm" svg:x2="21.59cm" svg:y2="3.175cm">
          <text:p/>
        </draw:line>
        <draw:line draw:style-name="gr4" draw:text-style-name="P2" draw:layer="layout" svg:x1="21.59cm" svg:y1="3.175cm" svg:x2="21.59cm" svg:y2="5.715cm">
          <text:p/>
        </draw:line>
        <draw:custom-shape draw:style-name="gr5" draw:text-style-name="P1" draw:layer="layout" svg:width="8.89cm" svg:height="0.635cm" svg:x="9.525cm" svg:y="2.54cm">
          <text:p text:style-name="P1">Sens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795cm" svg:y1="5.715cm" svg:x2="9.525cm" svg:y2="5.08cm">
          <text:p/>
        </draw:line>
        <draw:custom-shape draw:style-name="gr7" draw:text-style-name="P1" draw:layer="layout" svg:width="1.905cm" svg:height="0.635cm" svg:x="7.62cm" svg:y="4.445cm">
          <text:p text:style-name="P1">act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62cm" svg:y1="5.08cm" svg:x2="6.35cm" svg:y2="5.715cm">
          <text:p/>
        </draw:line>
        <draw:line draw:style-name="gr8" draw:text-style-name="P2" draw:layer="layout" svg:x1="19.05cm" svg:y1="5.715cm" svg:x2="19.05cm" svg:y2="5.08cm">
          <text:p/>
        </draw:line>
        <draw:line draw:style-name="gr9" draw:text-style-name="P2" draw:layer="layout" svg:x1="19.05cm" svg:y1="5.08cm" svg:x2="9.525cm" svg:y2="4.445cm">
          <text:p/>
        </draw:line>
        <draw:line draw:style-name="gr2" draw:text-style-name="P2" draw:layer="layout" svg:x1="12.065cm" svg:y1="9.525cm" svg:x2="10.795cm" svg:y2="11.43cm">
          <text:p/>
        </draw:line>
        <draw:line draw:style-name="gr2" draw:text-style-name="P2" draw:layer="layout" svg:x1="13.335cm" svg:y1="9.525cm" svg:x2="13.97cm" svg:y2="11.43cm">
          <text:p/>
        </draw:line>
        <draw:custom-shape draw:style-name="gr10" draw:text-style-name="P1" draw:layer="layout" svg:width="3.175cm" svg:height="1.905cm" svg:x="9.525cm" svg:y="11.43cm">
          <text:p text:style-name="P1">static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75cm" svg:height="1.905cm" svg:x="13.335cm" svg:y="11.43cm">
          <text:p text:style-name="P1">dynam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Entities circuit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Simple entities are divided into static and dynamic entities.</text:p>
              </text:list-item>
              <text:list-item>
                <text:p>Simple entities are attached to the circuit.</text:p>
              </text:list-item>
              <text:list-item>
                <text:p>Complex circuit entities will maintain the structure of the circuit.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Cordia New" style:font-family-complex="'Cordia N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Cordia New" style:font-family-complex="'Cordia N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9T10:58:04.430000000</meta:creation-date>
    <dc:date>2023-07-29T16:11:24.768000000</dc:date>
    <meta:editing-duration>PT1H3M26S</meta:editing-duration>
    <meta:editing-cycles>5</meta:editing-cycles>
    <meta:generator>LibreOffice/7.4.4.2$Windows_X86_64 LibreOffice_project/85569322deea74ec9134968a29af2df5663baa21</meta:generator>
    <meta:document-statistic meta:object-count="43"/>
  </office:meta>
</office:document-meta>
</file>